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Title">
      <style:paragraph-properties fo:break-before="page"/>
    </style:style>
    <style:style style:name="P3" style:family="paragraph" style:parent-style-name="Text_20_body">
      <style:text-properties officeooo:rsid="00206023" officeooo:paragraph-rsid="00206023"/>
    </style:style>
    <style:style style:name="P4" style:family="paragraph" style:parent-style-name="Heading_20_1">
      <style:text-properties officeooo:paragraph-rsid="001e1dc4"/>
    </style:style>
    <style:style style:name="P5" style:family="paragraph" style:parent-style-name="Heading_20_1">
      <style:text-properties officeooo:paragraph-rsid="00206023"/>
    </style:style>
    <style:style style:name="P6" style:family="paragraph" style:parent-style-name="List_20_Contents" style:list-style-name="List_20_1"/>
    <style:style style:name="P7" style:family="paragraph" style:parent-style-name="Standard" style:list-style-name="L2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8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9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06023"/>
    </style:style>
    <style:style style:name="P10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11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06023"/>
    </style:style>
    <style:style style:name="P12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206023"/>
    </style:style>
    <style:style style:name="P13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206023"/>
    </style:style>
    <style:style style:name="P14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206023"/>
    </style:style>
    <style:style style:name="P15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6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7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18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19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206023"/>
    </style:style>
    <style:style style:name="P2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" fo:font-size="12pt" officeooo:rsid="0022072c" officeooo:paragraph-rsid="0022072c"/>
    </style:style>
    <style:style style:name="P21" style:family="paragraph" style:parent-style-name="Text_20_body" style:list-style-name="L3">
      <style:text-properties officeooo:rsid="0022072c" officeooo:paragraph-rsid="0022072c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Valerie’s Guacamole</text:h>
      <text:list xml:id="list1122068797" text:style-name="L1">
        <text:list-item>
          <text:p text:style-name="P20">Ripe Avocados</text:p>
        </text:list-item>
        <text:list-item>
          <text:p text:style-name="P20">Lemon</text:p>
        </text:list-item>
        <text:list-item>
          <text:p text:style-name="P20">Mayonnaise</text:p>
        </text:list-item>
        <text:list-item>
          <text:p text:style-name="P20">Salsa</text:p>
        </text:list-item>
        <text:list-item>
          <text:p text:style-name="P20">Salt</text:p>
        </text:list-item>
      </text:list>
      <text:h text:style-name="Heading_20_1" text:outline-level="1">Wet Burrito Blowout</text:h>
      <text:list xml:id="list2317090971" text:style-name="List_20_1">
        <text:list-item>
          <text:list>
            <text:list-item>
              <text:list>
                <text:list-item>
                  <text:p text:style-name="P6">Tortillas</text:p>
                </text:list-item>
                <text:list-item>
                  <text:p text:style-name="P6">Beans</text:p>
                </text:list-item>
                <text:list-item>
                  <text:p text:style-name="P6">Veg</text:p>
                </text:list-item>
                <text:list-item>
                  <text:p text:style-name="P6">Cheese</text:p>
                </text:list-item>
                <text:list-item>
                  <text:p text:style-name="P6">Salsa</text:p>
                </text:list-item>
              </text:list>
            </text:list-item>
          </text:list>
        </text:list-item>
      </text:list>
      <text:h text:style-name="P4" text:outline-level="1">Singapore Salad </text:h>
      <text:list xml:id="list3388276242" text:style-name="L2">
        <text:list-item>
          <text:p text:style-name="P10">Parboiled potatoes beans, and cabbage. Boiled eggs and peanut sauce</text:p>
        </text:list-item>
        <text:list-item>
          <text:p text:style-name="P8">Manicotti </text:p>
        </text:list-item>
        <text:list-item>
          <text:p text:style-name="P8">Red Beans &amp; Rice </text:p>
        </text:list-item>
        <text:list-item>
          <text:p text:style-name="P8">Breaded Cod </text:p>
        </text:list-item>
      </text:list>
      <text:h text:style-name="Heading_20_1" text:outline-level="1">Champagne Chicken </text:h>
      <text:list xml:id="list173329438" text:style-name="L3">
        <text:list-item>
          <text:p text:style-name="P21">Chicken</text:p>
        </text:list-item>
      </text:list>
      <text:h text:style-name="Heading_20_1" text:outline-level="1">Pizza </text:h>
      <text:list xml:id="list897144423" text:style-name="L4">
        <text:list-item>
          <text:p text:style-name="P22">Pizza Dough</text:p>
        </text:list-item>
        <text:list-item>
          <text:p text:style-name="P22">Joy of Cooking Pizza Dough Recipe</text:p>
        </text:list-item>
        <text:list-item>
          <text:p text:style-name="P22">Tomato Sauce</text:p>
        </text:list-item>
        <text:list-item>
          <text:p text:style-name="P22">Mozzarella</text:p>
        </text:list-item>
        <text:list-item>
          <text:p text:style-name="P22">Olive Oil</text:p>
        </text:list-item>
        <text:list-item>
          <text:p text:style-name="P22"/>
        </text:list-item>
      </text:list>
      <text:h text:style-name="Heading_20_1" text:outline-level="1">Chile (Andrew's &amp; Colin's) </text:h>
      <text:h text:style-name="Heading_20_1" text:outline-level="1">Beans and Rice </text:h>
      <text:p text:style-name="Text_20_body"/>
      <text:p text:style-name="P3"><text:soft-page-break/></text:p>
      <text:p text:style-name="P2">Added</text:p>
      <text:h text:style-name="P5" text:outline-level="1">Uncle Peter's Sweet Potato Pudding </text:h>
      <text:list xml:id="list182631651219923" text:continue-list="list3388276242" text:style-name="L2">
        <text:list-item>
          <text:list>
            <text:list-item>
              <text:p text:style-name="P12">Ingredients</text:p>
              <text:list>
                <text:list-item>
                  <text:p text:style-name="P12">Sweet Potatoes or Yams- 2 Large</text:p>
                </text:list-item>
                <text:list-item>
                  <text:p text:style-name="P12">Creamed Corn- 1 can</text:p>
                </text:list-item>
                <text:list-item>
                  <text:p text:style-name="P12">Corn- 1 Can or 2 cups of fresh/frozen</text:p>
                </text:list-item>
                <text:list-item>
                  <text:p text:style-name="P12">Cream- 1/4- 1/2 cup- Can substitute full-fat coconut milk</text:p>
                </text:list-item>
                <text:list-item>
                  <text:p text:style-name="P12">Nutmeg- A pinch</text:p>
                </text:list-item>
                <text:list-item>
                  <text:p text:style-name="P12">Cayenne- A pinch</text:p>
                </text:list-item>
                <text:list-item>
                  <text:p text:style-name="P12">Salt – To taste</text:p>
                </text:list-item>
                <text:list-item>
                  <text:p text:style-name="P12">White Pepper- A pinch</text:p>
                </text:list-item>
                <text:list-item>
                  <text:p text:style-name="P12">Brown Sugar- 1 Tbsp</text:p>
                </text:list-item>
                <text:list-item>
                  <text:p text:style-name="P12">Bread crumbs - 1/2 cup</text:p>
                </text:list-item>
                <text:list-item>
                  <text:p text:style-name="P12">Butter- 2 Tbsp</text:p>
                </text:list-item>
              </text:list>
            </text:list-item>
            <text:list-item>
              <text:p text:style-name="P12">Instructions</text:p>
              <text:list>
                <text:list-item>
                  <text:p text:style-name="P12">Bake unpeeled Sweet potatoes at 375 for 1 hour</text:p>
                </text:list-item>
                <text:list-item>
                  <text:p text:style-name="P12">Remove from oven and peel skins</text:p>
                </text:list-item>
                <text:list-item>
                  <text:p text:style-name="P12">Chop sweet potatoes into 1 1-2 inch cubes and place in casserole dish</text:p>
                </text:list-item>
                <text:list-item>
                  <text:p text:style-name="P12">Drain canned corn, and add corn and creamed corn to dish</text:p>
                </text:list-item>
                <text:list-item>
                  <text:p text:style-name="P12">Add all remaining ingredients except breadcrumbs and butter.</text:p>
                </text:list-item>
                <text:list-item>
                  <text:p text:style-name="P12">Cover top with breadcrumbs and dot with butter.</text:p>
                </text:list-item>
                <text:list-item>
                  <text:p text:style-name="P12">Bake uncovered at 350 for 30 minutes</text:p>
                </text:list-item>
              </text:list>
            </text:list-item>
          </text:list>
        </text:list-item>
      </text:list>
      <text:h text:style-name="P5" text:outline-level="1">Baked Chicken </text:h>
      <text:list xml:id="list182631478618582" text:continue-numbering="true" text:style-name="L2">
        <text:list-item>
          <text:list>
            <text:list-item>
              <text:p text:style-name="P12">Ingredients</text:p>
              <text:list>
                <text:list-item>
                  <text:p text:style-name="P12">Whole chicken</text:p>
                </text:list-item>
                <text:list-item>
                  <text:p text:style-name="P12">Kosher salt- ¼ cup</text:p>
                </text:list-item>
                <text:list-item>
                  <text:p text:style-name="P12">Pepper-</text:p>
                </text:list-item>
                <text:list-item>
                  <text:p text:style-name="P12">Lemons- 2</text:p>
                </text:list-item>
                <text:list-item>
                  <text:p text:style-name="P13">Garlic- 6-8 cloves peeled</text:p>
                </text:list-item>
                <text:list-item>
                  <text:p text:style-name="P12">Rosemary- several sprigs or Thyme- on<text:span text:style-name="T2">e</text:span> sprig. </text:p>
                </text:list-item>
                <text:list-item>
                  <text:p text:style-name="P12">Butter 6 <text:span text:style-name="T2">T</text:span>bsp.</text:p>
                </text:list-item>
              </text:list>
            </text:list-item>
            <text:list-item>
              <text:p text:style-name="P12">Instructions</text:p>
              <text:list>
                <text:list-item>
                  <text:p text:style-name="P12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12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13">Add seasoning under skin: Cut butter into cubes, smear some of the butter under the skin along with reserved herbs and slivered garlic cloves</text:p>
                </text:list-item>
                <text:list-item>
                  <text:p text:style-name="P13">Rub outside of the chicken with remaining butter and herbs.</text:p>
                </text:list-item>
                <text:list-item>
                  <text:p text:style-name="P13">Roast at 350 with aluminum foil tent for the first 30 minutes. Remove tent and <text:soft-page-break/>cook for another 30-60 minutes, checking temperature with a meat thermometer.</text:p>
                </text:list-item>
              </text:list>
            </text:list-item>
          </text:list>
        </text:list-item>
      </text:list>
      <text:h text:style-name="P5" text:outline-level="1">Creamed Mushrooms </text:h>
      <text:list xml:id="list182632331996117" text:continue-numbering="true" text:style-name="L2">
        <text:list-item>
          <text:p text:style-name="P14">Ingredients</text:p>
          <text:list>
            <text:list-item>
              <text:p text:style-name="P14">Minced Onion- 2 Tbsp.</text:p>
            </text:list-item>
            <text:list-item>
              <text:p text:style-name="P14">Butter- 2 Tbsp.</text:p>
            </text:list-item>
            <text:list-item>
              <text:p text:style-name="P15">Brandy- 1 Tbsp.</text:p>
            </text:list-item>
            <text:list-item>
              <text:p text:style-name="P15">Sherry- 1 Tbsp.</text:p>
            </text:list-item>
            <text:list-item>
              <text:p text:style-name="P14">Mushrooms- 1 to 2 pounds any fresh mushroom</text:p>
            </text:list-item>
            <text:list-item>
              <text:p text:style-name="P14">Cream- <text:span text:style-name="T4">1</text:span></text:p>
            </text:list-item>
            <text:list-item>
              <text:p text:style-name="P17">Flour- 1 Tbsp.</text:p>
            </text:list-item>
          </text:list>
        </text:list-item>
        <text:list-item>
          <text:p text:style-name="P14">Instructions</text:p>
        </text:list-item>
      </text:list>
      <text:list xml:id="list1387910685" text:style-name="L5">
        <text:list-item>
          <text:list>
            <text:list-item>
              <text:p text:style-name="P16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16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18">Sprinkle top with 1 <text:span text:style-name="T4">T</text:span>bsp. flour</text:p>
            </text:list-item>
            <text:list-item>
              <text:p text:style-name="P18">Add salt, pepper, and cream</text:p>
            </text:list-item>
            <text:list-item>
              <text:p text:style-name="P18"><text:span text:style-name="T4">S</text:span>immer briefly <text:span text:style-name="T4">and then a</text:span>dd brandy and sherry</text:p>
            </text:list-item>
            <text:list-item>
              <text:p text:style-name="P9"><text:span text:style-name="T3">Correct seasoning as needed </text:span><text:span text:style-name="T4">and serve</text:span></text:p>
            </text:list-item>
          </text:list>
        </text:list-item>
      </text:list>
      <text:h text:style-name="P5" text:outline-level="1">Pork Chops, Apples, &amp; Onions </text:h>
      <text:list xml:id="list182630454184989" text:continue-list="list182632331996117" text:style-name="L2">
        <text:list-item>
          <text:list>
            <text:list-item>
              <text:p text:style-name="P11">Ingredients</text:p>
              <text:list>
                <text:list-item>
                  <text:p text:style-name="P11">Pork chops- 2</text:p>
                </text:list-item>
                <text:list-item>
                  <text:p text:style-name="P11">Apples cut into wedges- 2</text:p>
                </text:list-item>
                <text:list-item>
                  <text:p text:style-name="P11">Onions- 1</text:p>
                </text:list-item>
                <text:list-item>
                  <text:p text:style-name="P11"><text:span text:style-name="T1">Apple </text:span>Cider- <text:span text:style-name="T1">½ -1 Cup</text:span></text:p>
                </text:list-item>
                <text:list-item>
                  <text:p text:style-name="P11">Salt and Pepper <text:span text:style-name="T1">to taste</text:span></text:p>
                </text:list-item>
                <text:list-item>
                  <text:p text:style-name="P19">Raisins (optional)</text:p>
                </text:list-item>
              </text:list>
            </text:list-item>
            <text:list-item>
              <text:p text:style-name="P11">Instructions</text:p>
              <text:list>
                <text:list-item>
                  <text:p text:style-name="P11">Season pork chops with salt and pepper.</text:p>
                </text:list-item>
                <text:list-item>
                  <text:p text:style-name="P11">Warm olive oil pan.</text:p>
                </text:list-item>
                <text:list-item>
                  <text:p text:style-name="P11">Brown pork chops on each side.</text:p>
                </text:list-item>
                <text:list-item>
                  <text:p text:style-name="P11">Add apples and onions, <text:span text:style-name="T1">and raisins if using.</text:span></text:p>
                </text:list-item>
                <text:list-item>
                  <text:p text:style-name="P11"><text:span text:style-name="T1">Add</text:span> apple cider and cover <text:span text:style-name="T1">pan.</text:span></text:p>
                </text:list-item>
                <text:list-item>
                  <text:p text:style-name="P11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2-05T18:26:30.073865369</dc:date>
    <meta:editing-duration>PT5H10M21S</meta:editing-duration>
    <meta:editing-cycles>22</meta:editing-cycles>
    <meta:document-statistic meta:table-count="0" meta:image-count="0" meta:object-count="0" meta:page-count="4" meta:paragraph-count="97" meta:word-count="547" meta:character-count="2735" meta:non-whitespace-character-count="2353"/>
  </office:meta>
</office:document-meta>
</file>